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for driver makefile </text:p>
      <text:p text:style-name="Standard"># by : Mike Mico</text:p>
      <text:p text:style-name="Standard"/>
      <text:p text:style-name="Standard"/>
      <text:p text:style-name="Standard"/>
      <text:p text:style-name="Standard"/>
      <text:p text:style-name="Standard">runMe:</text:p>
      <text:p text:style-name="Standard"><text:tab/>gcc S2Node.h Stack.h Queue.h postfix.h driver.c -o runMe</text:p>
      <text:p text:style-name="Standard"><text:tab/></text:p>
      <text:p text:style-name="Standard">run: runMe</text:p>
      <text:p text:style-name="Standard"><text:tab/>./runM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12:57:49.622718695</meta:creation-date>
    <dc:date>2021-12-06T12:58:31.914211605</dc:date>
    <meta:editing-duration>PT42S</meta:editing-duration>
    <meta:editing-cycles>1</meta:editing-cycles>
    <meta:document-statistic meta:table-count="0" meta:image-count="0" meta:object-count="0" meta:page-count="1" meta:paragraph-count="7" meta:word-count="21" meta:character-count="120" meta:non-whitespace-character-count="101"/>
    <meta:generator>LibreOffice/6.4.7.2$Linux_X86_64 LibreOffice_project/40$Build-2</meta:generator>
  </office:meta>
</office:document-meta>
</file>